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P7" style:parent-style-name="Standard" style:list-style-name="LFO1" style:family="paragraph">
      <style:text-properties fo:language="da" fo:country="DK"/>
    </style:style>
    <style:style style:name="P8" style:parent-style-name="Standard" style:family="paragraph">
      <style:paragraph-properties fo:text-indent="0.4923in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T11" style:parent-style-name="Standardskrifttypeiafsnit" style:family="text">
      <style:text-properties style:font-name-complex="Times New Roman" fo:language="da" fo:country="DK"/>
    </style:style>
    <style:style style:name="T12" style:parent-style-name="Standardskrifttypeiafsnit" style:family="text">
      <style:text-properties style:font-name-complex="Times New Roman" fo:language="da" fo:country="DK"/>
    </style:style>
    <style:style style:name="P13" style:parent-style-name="Standard" style:family="paragraph">
      <style:paragraph-properties fo:text-indent="0.4923in"/>
      <style:text-properties style:font-name-complex="Times New Roman" fo:language="da" fo:country="DK"/>
    </style:style>
    <style:style style:name="P14" style:parent-style-name="Standard" style:family="paragraph">
      <style:paragraph-properties fo:margin-left="0.4923in">
        <style:tab-stops/>
      </style:paragraph-properties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list-style-name="LFO1" style:family="paragraph">
      <style:text-properties style:font-name-complex="Times New Roman" fo:language="da" fo:country="DK"/>
    </style:style>
    <style:style style:name="P17" style:parent-style-name="Standard" style:family="paragraph">
      <style:paragraph-properties fo:text-indent="0.4923in"/>
      <style:text-properties style:font-name-complex="Times New Roman" fo:language="da" fo:country="DK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-complex="Times New Roman" fo:language="da" fo:country="DK"/>
    </style:style>
    <style:style style:name="P19" style:parent-style-name="Standard" style:family="paragraph">
      <style:text-properties style:font-name-complex="Times New Roman" fo:language="da" fo:country="DK"/>
    </style:style>
    <style:style style:name="P20" style:parent-style-name="Standard" style:list-style-name="LFO1" style:family="paragraph">
      <style:text-properties style:font-name-complex="Times New Roman" fo:language="da" fo:country="DK"/>
    </style:style>
    <style:style style:name="P21" style:parent-style-name="Standard" style:family="paragraph">
      <style:paragraph-properties fo:text-indent="0.4923in"/>
    </style:style>
    <style:style style:name="T22" style:parent-style-name="Standardskrifttypeiafsnit" style:family="text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family="paragraph">
      <style:text-properties style:font-name-complex="Times New Roman" fo:language="da" fo:country="DK"/>
    </style:style>
    <style:style style:name="P25" style:parent-style-name="Standard" style:family="paragraph">
      <style:text-properties style:font-name-complex="Times New Roman" fo:language="da" fo:country="DK"/>
    </style:style>
    <style:style style:name="P26" style:parent-style-name="Standard" style:family="paragraph">
      <style:text-properties style:font-name-complex="Times New Roman" fo:language="da" fo:country="DK"/>
    </style:style>
    <style:style style:name="T2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28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29" style:parent-style-name="Standard" style:family="paragraph">
      <style:text-properties style:font-name-complex="Times New Roman" fo:font-style="italic" style:font-style-asian="italic" fo:language="da" fo:country="DK"/>
    </style:style>
    <style:style style:name="P30" style:parent-style-name="Standard" style:family="paragraph">
      <style:text-properties style:font-name-complex="Times New Roman" fo:font-style="italic" style:font-style-asian="italic" fo:language="da" fo:country="DK"/>
    </style:style>
    <style:style style:name="P31" style:parent-style-name="Standard" style:family="paragraph">
      <style:text-properties style:font-name-complex="Times New Roman" fo:language="da" fo:country="DK"/>
    </style:style>
    <style:style style:name="P32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3" style:parent-style-name="Standard" style:family="paragraph">
      <style:text-properties style:font-name-complex="Times New Roman" fo:font-style="italic" style:font-style-asian="italic" fo:language="da" fo:country="DK"/>
    </style:style>
    <style:style style:name="P34" style:parent-style-name="Standard" style:family="paragraph">
      <style:text-properties style:font-name-complex="Times New Roman" fo:language="da" fo:country="DK"/>
    </style:style>
    <style:style style:name="P35" style:parent-style-name="Standard" style:family="paragraph">
      <style:text-properties style:font-name-complex="Times New Roman" fo:language="da" fo:country="DK"/>
    </style:style>
    <style:style style:name="P36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7" style:parent-style-name="Standard" style:family="paragraph">
      <style:text-properties style:font-name-complex="Times New Roman" fo:font-style="italic" style:font-style-asian="italic" fo:language="da" fo:country="DK"/>
    </style:style>
    <style:style style:name="P38" style:parent-style-name="Standard" style:family="paragraph">
      <style:text-properties style:font-name-complex="Times New Roman" fo:language="da" fo:country="DK"/>
    </style:style>
    <style:style style:name="P39" style:parent-style-name="Standard" style:family="paragraph">
      <style:text-properties style:font-name-complex="Times New Roman" fo:language="da" fo:country="DK"/>
    </style:style>
    <style:style style:name="T40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41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2" style:parent-style-name="Standard" style:family="paragraph">
      <style:text-properties style:font-name-complex="Times New Roman" fo:font-style="italic" style:font-style-asian="italic" fo:language="da" fo:country="DK"/>
    </style:style>
    <style:style style:name="P43" style:parent-style-name="Standard" style:family="paragraph">
      <style:text-properties style:font-name-complex="Times New Roman" fo:language="da" fo:country="DK"/>
    </style:style>
    <style:style style:name="P44" style:parent-style-name="Standard" style:family="paragraph">
      <style:text-properties style:font-name-complex="Times New Roman" fo:language="da" fo:country="DK"/>
    </style:style>
    <style:style style:name="P4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6" style:parent-style-name="Standard" style:family="paragraph">
      <style:text-properties style:font-name-complex="Times New Roman" fo:font-style="italic" style:font-style-asian="italic" fo:language="da" fo:country="DK"/>
    </style:style>
    <style:style style:name="P47" style:parent-style-name="Standard" style:family="paragraph">
      <style:text-properties style:font-name-complex="Times New Roman" fo:language="da" fo:country="DK"/>
    </style:style>
    <style:style style:name="T48" style:parent-style-name="Standardskrifttypeiafsnit" style:family="text">
      <style:text-properties style:font-name-complex="Times New Roman" fo:language="da" fo:country="DK"/>
    </style:style>
    <style:style style:name="P4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0" style:parent-style-name="Standard" style:family="paragraph">
      <style:text-properties style:font-name-complex="Times New Roman" fo:font-style="italic" style:font-style-asian="italic" fo:language="da" fo:country="DK"/>
    </style:style>
    <style:style style:name="P51" style:parent-style-name="Standard" style:family="paragraph">
      <style:text-properties style:font-name-complex="Times New Roman" fo:language="da" fo:country="DK"/>
    </style:style>
    <style:style style:name="P52" style:parent-style-name="Standard" style:family="paragraph">
      <style:text-properties style:font-name-complex="Times New Roman" fo:language="da" fo:country="DK"/>
    </style:style>
    <style:style style:name="P53" style:parent-style-name="Standard" style:family="paragraph">
      <style:text-properties style:font-name-complex="Times New Roman" fo:language="da" fo:country="DK"/>
    </style:style>
    <style:style style:name="P5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5" style:parent-style-name="Standard" style:family="paragraph">
      <style:text-properties style:font-name-complex="Times New Roman" fo:font-style="italic" style:font-style-asian="italic" fo:language="da" fo:country="DK"/>
    </style:style>
    <style:style style:name="P56" style:parent-style-name="Standard" style:family="paragraph">
      <style:text-properties style:font-name-complex="Times New Roman" fo:language="da" fo:country="DK"/>
    </style:style>
    <style:style style:name="T57" style:parent-style-name="Standardskrifttypeiafsnit" style:family="text">
      <style:text-properties style:font-name-complex="Times New Roman" fo:language="da" fo:country="DK"/>
    </style:style>
    <style:style style:name="T58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59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60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1" style:parent-style-name="Standard" style:family="paragraph">
      <style:text-properties style:font-name-complex="Times New Roman" fo:font-style="italic" style:font-style-asian="italic" fo:language="da" fo:country="DK"/>
    </style:style>
    <style:style style:name="P62" style:parent-style-name="Standard" style:family="paragraph">
      <style:text-properties style:font-name-complex="Times New Roman" fo:language="da" fo:country="DK"/>
    </style:style>
    <style:style style:name="P63" style:parent-style-name="Standard" style:family="paragraph">
      <style:text-properties style:font-name-complex="Times New Roman" fo:language="da" fo:country="DK"/>
    </style:style>
    <style:style style:name="P6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5" style:parent-style-name="Standard" style:family="paragraph">
      <style:text-properties style:font-name-complex="Times New Roman" fo:font-style="italic" style:font-style-asian="italic" fo:language="da" fo:country="DK"/>
    </style:style>
    <style:style style:name="P66" style:parent-style-name="Standard" style:family="paragraph">
      <style:text-properties style:font-name-complex="Times New Roman" fo:language="da" fo:country="DK"/>
    </style:style>
    <style:style style:name="P67" style:parent-style-name="Standard" style:family="paragraph">
      <style:text-properties style:font-name-complex="Times New Roman" fo:language="da" fo:country="DK"/>
    </style:style>
    <style:style style:name="P68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9" style:parent-style-name="Standard" style:family="paragraph">
      <style:text-properties style:font-name-complex="Times New Roman" fo:font-style="italic" style:font-style-asian="italic" fo:language="da" fo:country="DK"/>
    </style:style>
    <style:style style:name="P70" style:parent-style-name="Standard" style:family="paragraph">
      <style:text-properties style:font-name-complex="Times New Roman" fo:language="da" fo:country="DK"/>
    </style:style>
    <style:style style:name="P71" style:parent-style-name="Standard" style:family="paragraph">
      <style:text-properties style:font-name-complex="Times New Roman" fo:language="da" fo:country="DK"/>
    </style:style>
    <style:style style:name="P72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3" style:parent-style-name="Standard" style:family="paragraph">
      <style:text-properties style:font-name-complex="Times New Roman" fo:font-style="italic" style:font-style-asian="italic" fo:language="da" fo:country="DK"/>
    </style:style>
    <style:style style:name="P74" style:parent-style-name="Standard" style:family="paragraph">
      <style:text-properties style:font-name-complex="Times New Roman" fo:language="da" fo:country="DK"/>
    </style:style>
    <style:style style:name="P75" style:parent-style-name="Standard" style:family="paragraph">
      <style:text-properties style:font-name-complex="Times New Roman" fo:language="da" fo:country="DK"/>
    </style:style>
    <style:style style:name="P76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7" style:parent-style-name="Standard" style:family="paragraph">
      <style:text-properties style:font-name-complex="Times New Roman" fo:font-style="italic" style:font-style-asian="italic" fo:language="da" fo:country="DK"/>
    </style:style>
    <style:style style:name="P78" style:parent-style-name="Standard" style:family="paragraph">
      <style:text-properties style:font-name-complex="Times New Roman" fo:language="da" fo:country="DK"/>
    </style:style>
    <style:style style:name="P79" style:parent-style-name="Standard" style:family="paragraph">
      <style:text-properties style:font-name-complex="Times New Roman" fo:language="da" fo:country="DK"/>
    </style:style>
    <style:style style:name="P8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1" style:parent-style-name="Standard" style:family="paragraph">
      <style:text-properties style:font-name-complex="Times New Roman" fo:font-style="italic" style:font-style-asian="italic" fo:language="da" fo:country="DK"/>
    </style:style>
    <style:style style:name="P82" style:parent-style-name="Standard" style:family="paragraph">
      <style:text-properties style:font-name-complex="Times New Roman" fo:language="da" fo:country="DK"/>
    </style:style>
    <style:style style:name="P83" style:parent-style-name="Standard" style:family="paragraph">
      <style:text-properties style:font-name-complex="Times New Roman" fo:language="da" fo:country="DK"/>
    </style:style>
    <style:style style:name="P8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5" style:parent-style-name="Standard" style:family="paragraph">
      <style:text-properties style:font-name-complex="Times New Roman" fo:font-style="italic" style:font-style-asian="italic" fo:language="da" fo:country="DK"/>
    </style:style>
    <style:style style:name="P86" style:parent-style-name="Standard" style:family="paragraph">
      <style:text-properties style:font-name-complex="Times New Roman" fo:language="da" fo:country="DK"/>
    </style:style>
    <style:style style:name="P87" style:parent-style-name="Standard" style:family="paragraph">
      <style:text-properties style:font-name-complex="Times New Roman" fo:language="da" fo:country="DK"/>
    </style:style>
    <style:style style:name="P88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9" style:parent-style-name="Standard" style:family="paragraph">
      <style:text-properties style:font-name-complex="Times New Roman" fo:font-style="italic" style:font-style-asian="italic" fo:language="da" fo:country="DK"/>
    </style:style>
    <style:style style:name="P90" style:parent-style-name="Standard" style:family="paragraph">
      <style:text-properties style:font-name-complex="Times New Roman" fo:language="da" fo:country="DK"/>
    </style:style>
    <style:style style:name="P91" style:parent-style-name="Standard" style:family="paragraph">
      <style:text-properties style:font-name-complex="Times New Roman" fo:language="da" fo:country="DK"/>
    </style:style>
    <style:style style:name="P92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3" style:parent-style-name="Standard" style:family="paragraph">
      <style:text-properties style:font-name-complex="Times New Roman" fo:font-style="italic" style:font-style-asian="italic" fo:language="da" fo:country="DK"/>
    </style:style>
    <style:style style:name="P94" style:parent-style-name="Standard" style:family="paragraph">
      <style:text-properties style:font-name-complex="Times New Roman" fo:language="da" fo:country="DK"/>
    </style:style>
    <style:style style:name="P95" style:parent-style-name="Standard" style:family="paragraph">
      <style:text-properties style:font-name-complex="Times New Roman" fo:language="da" fo:country="DK"/>
    </style:style>
    <style:style style:name="P96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7" style:parent-style-name="Standard" style:family="paragraph">
      <style:text-properties style:font-name-complex="Times New Roman" fo:font-style="italic" style:font-style-asian="italic" fo:language="da" fo:country="DK"/>
    </style:style>
    <style:style style:name="P98" style:parent-style-name="Standard" style:family="paragraph">
      <style:text-properties style:font-name-complex="Times New Roman" fo:language="da" fo:country="DK"/>
    </style:style>
    <style:style style:name="T99" style:parent-style-name="Standardskrifttypeiafsnit" style:family="text">
      <style:text-properties style:font-name-complex="Times New Roman" fo:language="da" fo:country="DK"/>
    </style:style>
    <style:style style:name="P10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1" style:parent-style-name="Standard" style:family="paragraph">
      <style:text-properties style:font-name-complex="Times New Roman" fo:font-style="italic" style:font-style-asian="italic" fo:language="da" fo:country="DK"/>
    </style:style>
    <style:style style:name="P102" style:parent-style-name="Standard" style:family="paragraph">
      <style:text-properties fo:language="da" fo:country="DK"/>
    </style:style>
    <style:style style:name="P103" style:parent-style-name="Standard" style:family="paragraph">
      <style:text-properties style:font-name-complex="Times New Roman" fo:language="da" fo:country="DK"/>
    </style:style>
    <style:style style:name="P104" style:parent-style-name="Standard" style:family="paragraph">
      <style:text-properties style:font-name-complex="Times New Roman" fo:language="da" fo:country="DK"/>
    </style:style>
    <style:style style:name="P105" style:parent-style-name="Standard" style:family="paragraph">
      <style:text-properties style:font-name-complex="Times New Roman" fo:language="da" fo:country="DK"/>
    </style:style>
    <style:style style:name="T106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7" style:parent-style-name="Standard" style:family="paragraph">
      <style:text-properties style:font-name-complex="Times New Roman" fo:font-style="italic" style:font-style-asian="italic" fo:language="da" fo:country="DK"/>
    </style:style>
    <style:style style:name="P108" style:parent-style-name="Standard" style:family="paragraph">
      <style:text-properties style:font-name-complex="Times New Roman" fo:language="da" fo:country="DK"/>
    </style:style>
    <style:style style:name="P109" style:parent-style-name="Standard" style:family="paragraph">
      <style:text-properties style:font-name-complex="Times New Roman" fo:language="da" fo:country="DK"/>
    </style:style>
    <style:style style:name="T110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11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2" style:parent-style-name="Standard" style:family="paragraph">
      <style:text-properties style:font-name-complex="Times New Roman" fo:font-style="italic" style:font-style-asian="italic" fo:language="da" fo:country="DK"/>
    </style:style>
    <style:style style:name="P113" style:parent-style-name="Standard" style:family="paragraph">
      <style:text-properties fo:language="da" fo:country="DK"/>
    </style:style>
    <style:style style:name="P114" style:parent-style-name="Standard" style:family="paragraph">
      <style:text-properties style:font-name-complex="Times New Roman" fo:language="da" fo:country="DK"/>
    </style:style>
    <style:style style:name="T11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16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1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8" style:parent-style-name="Standard" style:family="paragraph">
      <style:text-properties style:font-name-complex="Times New Roman" fo:font-style="italic" style:font-style-asian="italic" fo:language="da" fo:country="DK"/>
    </style:style>
    <style:style style:name="P119" style:parent-style-name="Standard" style:family="paragraph">
      <style:text-properties fo:language="da" fo:country="DK"/>
    </style:style>
    <style:style style:name="T120" style:parent-style-name="Standardskrifttypeiafsnit" style:family="text">
      <style:text-properties style:font-name-complex="Times New Roman" fo:language="da" fo:country="DK"/>
    </style:style>
    <style:style style:name="T121" style:parent-style-name="Standardskrifttypeiafsnit" style:family="text">
      <style:text-properties style:font-name-complex="Times New Roman" fo:language="da" fo:country="DK"/>
    </style:style>
    <style:style style:name="T122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2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4" style:parent-style-name="Standard" style:family="paragraph">
      <style:text-properties style:font-name-complex="Times New Roman" fo:font-style="italic" style:font-style-asian="italic" fo:language="da" fo:country="DK"/>
    </style:style>
    <style:style style:name="P125" style:parent-style-name="Standard" style:family="paragraph">
      <style:text-properties style:font-name-complex="Times New Roman" fo:language="da" fo:country="DK"/>
    </style:style>
    <style:style style:name="P126" style:parent-style-name="Standard" style:family="paragraph">
      <style:text-properties style:font-name-complex="Times New Roman" fo:language="da" fo:country="DK"/>
    </style:style>
    <style:style style:name="T12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8" style:parent-style-name="Standard" style:family="paragraph">
      <style:text-properties style:font-name-complex="Times New Roman" fo:font-style="italic" style:font-style-asian="italic" fo:language="da" fo:country="DK"/>
    </style:style>
    <style:style style:name="P129" style:parent-style-name="Standard" style:family="paragraph">
      <style:text-properties style:font-name-complex="Times New Roman" fo:language="da" fo:country="DK"/>
    </style:style>
    <style:style style:name="P130" style:parent-style-name="Standard" style:family="paragraph">
      <style:text-properties style:font-name-complex="Times New Roman" fo:language="da" fo:country="DK"/>
    </style:style>
    <style:style style:name="T131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32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3" style:parent-style-name="Standard" style:family="paragraph">
      <style:text-properties style:font-name-complex="Times New Roman" fo:font-style="italic" style:font-style-asian="italic" fo:language="da" fo:country="DK"/>
    </style:style>
    <style:style style:name="P134" style:parent-style-name="Standard" style:family="paragraph">
      <style:text-properties style:font-name-complex="Times New Roman" fo:language="da" fo:country="DK"/>
    </style:style>
    <style:style style:name="P135" style:parent-style-name="Standard" style:family="paragraph">
      <style:text-properties style:font-name-complex="Times New Roman" fo:language="da" fo:country="DK"/>
    </style:style>
    <style:style style:name="P136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7" style:parent-style-name="Standard" style:family="paragraph">
      <style:text-properties style:font-name-complex="Times New Roman" fo:font-style="italic" style:font-style-asian="italic" fo:language="da" fo:country="DK"/>
    </style:style>
    <style:style style:name="P138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9" style:parent-style-name="Standard" style:family="paragraph">
      <style:text-properties style:font-name-complex="Times New Roman" fo:language="da" fo:country="DK"/>
    </style:style>
    <style:style style:name="P14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1" style:parent-style-name="Standard" style:family="paragraph">
      <style:text-properties style:font-name-complex="Times New Roman" fo:font-style="italic" style:font-style-asian="italic" fo:language="da" fo:country="DK"/>
    </style:style>
    <style:style style:name="P142" style:parent-style-name="Standard" style:family="paragraph">
      <style:text-properties style:font-name-complex="Times New Roman" fo:language="da" fo:country="DK"/>
    </style:style>
    <style:style style:name="P143" style:parent-style-name="Standard" style:family="paragraph">
      <style:text-properties style:font-name-complex="Times New Roman" fo:language="da" fo:country="DK"/>
    </style:style>
    <style:style style:name="P14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5" style:parent-style-name="Standard" style:family="paragraph">
      <style:text-properties style:font-name-complex="Times New Roman" fo:font-style="italic" style:font-style-asian="italic" fo:language="da" fo:country="DK"/>
    </style:style>
    <style:style style:name="P146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7" style:parent-style-name="Standard" style:family="paragraph">
      <style:text-properties style:font-name-complex="Times New Roman" fo:language="da" fo:country="DK"/>
    </style:style>
    <style:style style:name="P148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9" style:parent-style-name="Standard" style:family="paragraph">
      <style:text-properties style:font-name-complex="Times New Roman" fo:font-style="italic" style:font-style-asian="italic" fo:language="da" fo:country="DK"/>
    </style:style>
    <style:style style:name="P15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1" style:parent-style-name="Standard" style:family="paragraph">
      <style:text-properties style:font-name-complex="Times New Roman" fo:language="da" fo:country="DK"/>
    </style:style>
    <style:style style:name="P152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3" style:parent-style-name="Standard" style:family="paragraph">
      <style:text-properties style:font-name-complex="Times New Roman" fo:font-style="italic" style:font-style-asian="italic" fo:language="da" fo:country="DK"/>
    </style:style>
    <style:style style:name="P15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5" style:parent-style-name="Standard" style:family="paragraph">
      <style:text-properties style:font-name-complex="Times New Roman" fo:language="da" fo:country="DK"/>
    </style:style>
    <style:style style:name="P156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57" style:parent-style-name="Standardskrifttypeiafsnit" style:family="text">
      <style:text-properties style:font-name-complex="Times New Roman" fo:font-style="italic" style:font-style-asian="italic" fo:language="da" fo:country="DK"/>
    </style:style>
    <style:style style:name="P158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9" style:parent-style-name="Standard" style:family="paragraph">
      <style:text-properties style:font-name-complex="Times New Roman" fo:language="da" fo:country="DK"/>
    </style:style>
    <style:style style:name="P16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1" style:parent-style-name="Standard" style:family="paragraph">
      <style:text-properties style:font-name-complex="Times New Roman" fo:font-style="italic" style:font-style-asian="italic" fo:language="da" fo:country="DK"/>
    </style:style>
    <style:style style:name="P162" style:parent-style-name="Standard" style:family="paragraph">
      <style:text-properties fo:language="da" fo:country="DK"/>
    </style:style>
  </office:automatic-styles>
  <office:body>
    <office:text text:use-soft-page-breaks="true">
      <text:p text:style-name="P1"/>
      <text:p text:style-name="P5">Vi har planlagt at bruge ca. 1 uge pr. Iteration. Derudover har vi løbende planlagt, hvad det er, som vi skulle lave de enkelte dage:</text:p>
      <text:p text:style-name="P6"/>
      <text:list text:style-name="LFO1" text:continue-numbering="true">
        <text:list-item>
          <text:p text:style-name="P7">Iteration(overordnet analyse):</text:p>
        </text:list-item>
      </text:list>
      <text:p text:style-name="P8"><text:span text:style-name="T9">- UML klassediagram</text:span></text:p>
      <text:p text:style-name="P10"><text:span text:style-name="T11">-</text:span><text:span text:style-name="T12"><text:s/>Use Case</text:span></text:p>
      <text:p text:style-name="P13">- Virksomhedsanalyse (IT i Organisation)</text:p>
      <text:p text:style-name="P14">- Vurdere de organisatoriske fordele og ulemper ved det digitale system(IT i Organisation)<text:line-break/>- Rapport</text:p>
      <text:p text:style-name="P15"/>
      <text:list text:style-name="LFO1" text:continue-numbering="true">
        <text:list-item>
          <text:p text:style-name="P16">Iteration(går i dybden)<text:line-break/>- Beskrive de vigtigste Use Cases.</text:p>
        </text:list-item>
      </text:list>
      <text:p text:style-name="P17">- Uddybe klasser I klassediagram → implementeres</text:p>
      <text:p text:style-name="P18">- Resterende del af IT i Organisation færdiggøres<text:line-break/>- Rapport</text:p>
      <text:p text:style-name="P19"/>
      <text:list text:style-name="LFO1" text:continue-numbering="true">
        <text:list-item>
          <text:p text:style-name="P20">Iteration(færdiggørelse)<text:line-break/>- Beskrive og færdiggøre Use Case<text:line-break/>- Færdiggøre klassediagram<text:line-break/>- Implementere det resterende</text:p>
        </text:list-item>
      </text:list>
      <text:p text:style-name="P21"><text:span text:style-name="T22">- Rapport</text:span></text:p>
      <text:p text:style-name="P23"/>
      <text:p text:style-name="P24">Note:<text:s/>Observantrollen<text:s/>har været påtvunget, da arbejdet har foregået over Teamviewer, og derved har vi alle deltaget i arbejdet på flere niveauer.</text:p>
      <text:p text:style-name="P25"/>
      <text:p text:style-name="P26">7/11 – Fredag: Lav Use Case og klassediagram.</text:p>
      <text:p text:style-name="Standard"><text:span text:style-name="T27">Lavet af:</text:span><text:span text:style-name="T28"><text:s/>Andreas</text:span></text:p>
      <text:p text:style-name="P29">Observant:<text:s/>Jimmi &amp; Stine</text:p>
      <text:p text:style-name="P30"/>
      <text:p text:style-name="P31">8/11 – Lørdag: IT org (overfladisk).</text:p>
      <text:p text:style-name="P32">Lavet af:<text:s/>Stine</text:p>
      <text:p text:style-name="P33">Observant:<text:s/>Andreas &amp; Jimmi</text:p>
      <text:p text:style-name="P34"/>
      <text:p text:style-name="P35">9/11 – Søndag: Uddybende klasse og Use Case over opret sæson (model klasser).</text:p>
      <text:p text:style-name="P36">Lavet af:<text:s/>Andreas</text:p>
      <text:p text:style-name="P37">Observant:<text:s/>Jimmi &amp; Stine</text:p>
      <text:p text:style-name="P38"/>
      <text:p text:style-name="P39">10/11 – Mandag: Programmer opret sæson (model klasser).</text:p>
      <text:p text:style-name="Standard"><text:span text:style-name="T40">Lavet af:</text:span><text:span text:style-name="T41"><text:s/>Andreas</text:span></text:p>
      <text:p text:style-name="P42">Observant:<text:s/>Jimmi &amp; Stine</text:p>
      <text:p text:style-name="P43"/>
      <text:p text:style-name="P44">11/11 –<text:s/>Tirsdag: Virksomhedsanalyse, uddybe fordele/ulemper.</text:p>
      <text:p text:style-name="P45">Lavet af:<text:s/>Stine</text:p>
      <text:p text:style-name="P46">Observant:<text:s/>Andreas &amp; Jimmi</text:p>
      <text:p text:style-name="P47"/>
      <text:p text:style-name="Standard"><text:span text:style-name="T48">12/11 – Onsdag: Påbegyndende rapport, Turneringsrunde klassen, kravspecifikation, vælge Use Cases til torsdag, uddybe opret sæson Use Case med scenarier og sekvensdiagram.</text:span></text:p>
      <text:p text:style-name="P49">Lavet af:<text:s/>Andreas, Jimmi &amp; Stine</text:p>
      <text:p text:style-name="P50">Observant:</text:p>
      <text:p text:style-name="P51"/>
      <text:p text:style-name="P52"/>
      <text:p text:style-name="P53">13/11 – Torsdag: uddybe Use Cases over funktioner der skal implementeres.</text:p>
      <text:p text:style-name="P54">Lavet af:<text:s/>Andreas, Jimmi &amp; Stine</text:p>
      <text:p text:style-name="P55">Observant:</text:p>
      <text:p text:style-name="P56"/>
      <text:p text:style-name="Standard"><text:span text:style-name="T57">14/11 – Fredag: arbejde videre med virksomhedsanalyse og Use Case. Implementer nogle Use Case.<text:s/></text:span><text:span text:style-name="T58">Lavet af:</text:span><text:span text:style-name="T59"><text:s/>Andreas &amp;</text:span><text:span text:style-name="T60"><text:s/>Stine</text:span></text:p>
      <text:p text:style-name="P61">Observant:<text:s/>Jimmi</text:p>
      <text:p text:style-name="P62"/>
      <text:p text:style-name="P63">15/11 – Lørdag:<text:s/>Implementer vis turneringsstilling og registrer kampoplysninger, Evt. beskrivelse af brugsmønstre.</text:p>
      <text:p text:style-name="P64">Lavet af:<text:s/>Andreas</text:p>
      <text:p text:style-name="P65">Observant: Jimmi &amp; Stine</text:p>
      <text:p text:style-name="P66"/>
      <text:p text:style-name="P67">16/11 – Søndag: fri.</text:p>
      <text:p text:style-name="P68">Lavet af:</text:p>
      <text:p text:style-name="P69">Observant:</text:p>
      <text:p text:style-name="P70"/>
      <text:p text:style-name="P71">17/11 – Mandag: Gå kontrolklasserne igennem. Lav database. Gå i gang med GUI (opret sæson).</text:p>
      <text:p text:style-name="P72">Lavet af:<text:s/>Andreas, Jimmi<text:s/>&amp; Stine</text:p>
      <text:p text:style-name="P73">Observant:</text:p>
      <text:p text:style-name="P74"/>
      <text:p text:style-name="P75">18/11 – Tirsdag: Undervisning.</text:p>
      <text:p text:style-name="P76">Lavet af:</text:p>
      <text:p text:style-name="P77">Observant:<text:s/>Andreas, Jimmi &amp; Stine</text:p>
      <text:p text:style-name="P78"/>
      <text:p text:style-name="P79">19/11 – Onsdag: Database – normalisering + data.<text:s/>Fortsæt med GUI<text:s/></text:p>
      <text:p text:style-name="P80">Lavet af:<text:s/>Andreas, Jimmi &amp;<text:s/>Stine</text:p>
      <text:p text:style-name="P81">Observant:</text:p>
      <text:p text:style-name="P82"/>
      <text:p text:style-name="P83">20/11 – Torsdag: Diskussion af IT org.</text:p>
      <text:p text:style-name="P84">Lavet af:<text:s/>Andreas, Jimmi &amp; Stine</text:p>
      <text:p text:style-name="P85">Observant:</text:p>
      <text:p text:style-name="P86"/>
      <text:p text:style-name="P87">21/11 – Fredag: Lav GUI.</text:p>
      <text:p text:style-name="P88">Lavet af:<text:s/>Andreas</text:p>
      <text:p text:style-name="P89">Observant:<text:s/>Jimmi &amp; Stine</text:p>
      <text:p text:style-name="P90"/>
      <text:p text:style-name="P91">22/11 – Lørdag: GUI + See, hear osv.</text:p>
      <text:p text:style-name="P92">Lavet af:<text:s/>Andreas, Jimmi &amp; Stine</text:p>
      <text:p text:style-name="P93">Observant:</text:p>
      <text:p text:style-name="P94"/>
      <text:p text:style-name="P95">23/11 – Søndag: fri.</text:p>
      <text:p text:style-name="P96">Lavet af:</text:p>
      <text:p text:style-name="P97">Observant:</text:p>
      <text:p text:style-name="P98"/>
      <text:p text:style-name="Standard"><text:span text:style-name="T99">24/11 – Mandag: Påbegynd handler klasser.</text:span></text:p>
      <text:p text:style-name="P100">Lavet af:<text:s/>Andreas</text:p>
      <text:p text:style-name="P101">Observant:<text:s/>Jimmi &amp; Stine</text:p>
      <text:p text:style-name="P102"/>
      <text:p text:style-name="P103"/>
      <text:p text:style-name="P104"/>
      <text:p text:style-name="P105">25/11 – Tirsdag: virksomhedsanalyse færdig.</text:p>
      <text:p text:style-name="Standard"><text:span text:style-name="T106">Lavet af: Stine</text:span></text:p>
      <text:p text:style-name="P107">Observant:<text:s/>Andreas &amp; Jimmi</text:p>
      <text:p text:style-name="P108"/>
      <text:p text:style-name="P109">26/11 – Onsdag: Registrere begivenheder + lukke for registrering efter kamp + sortere<text:s/>efter hold + ændring af IP, port, DB navn, brugernavn og kode i DB + Udtræk turneringsstilling.</text:p>
      <text:p text:style-name="Standard"><text:span text:style-name="T110">Lavet af:</text:span><text:span text:style-name="T111"><text:s/>Andreas</text:span></text:p>
      <text:p text:style-name="P112">Observant:<text:s/>Jimmi &amp; Stine</text:p>
      <text:p text:style-name="P113"/>
      <text:p text:style-name="P114">27/11 – Torsdag: Design model, Brugsmønster og opdatere klassediagram.<text:s/></text:p>
      <text:p text:style-name="Standard"><text:span text:style-name="T115">Lavet af:</text:span><text:span text:style-name="T116"><text:s/>Andreas</text:span><text:span text:style-name="T117"><text:s/>&amp; Stine</text:span></text:p>
      <text:p text:style-name="P118">Observant:<text:s/>Jimmi</text:p>
      <text:p text:style-name="P119"/>
      <text:p text:style-name="Standard"><text:span text:style-name="T120">28/11 – Fredag: UML prog. + Udtræk kamprappo</text:span><text:span text:style-name="T121">rt + Kamp rapport (skal kunne beregne score).<text:s/></text:span><text:span text:style-name="T122">Lavet af:</text:span><text:span text:style-name="T123"><text:s/>Andreas</text:span></text:p>
      <text:p text:style-name="P124">Observant:<text:s/>Jimmi &amp; Stine</text:p>
      <text:p text:style-name="P125"/>
      <text:p text:style-name="P126">29/11 + 30/11 – Lørdag + Søndag: Skrivning på handler.<text:s/></text:p>
      <text:p text:style-name="Standard"><text:span text:style-name="T127">Lavet af: Andreas</text:span></text:p>
      <text:p text:style-name="P128">Observant:</text:p>
      <text:p text:style-name="P129"/>
      <text:p text:style-name="P130">1/12 – Mandag: Rapport skrivning + retning af tidsplan + opret sæson.<text:s/></text:p>
      <text:p text:style-name="Standard"><text:span text:style-name="T131">Lavet af: Andreas, Jimmi &amp; Stin</text:span><text:span text:style-name="T132">e</text:span></text:p>
      <text:p text:style-name="P133">Observant:</text:p>
      <text:p text:style-name="P134"/>
      <text:p text:style-name="P135">2/12 – Tirsdag: Skrevet indledning af systemudvikling og programmering, samt lavet søgefunktion og færdiggjort opret sæson.</text:p>
      <text:p text:style-name="P136">Lavet af: Andreas &amp; Stine</text:p>
      <text:p text:style-name="P137">Observant:</text:p>
      <text:p text:style-name="P138"/>
      <text:p text:style-name="P139">3/12 – Onsdag: Skrevet database afsnit i rapport, skrevet konklusion i IT i<text:s/>Organisation, påbegynd systemudviklings afsnit i rapport</text:p>
      <text:p text:style-name="P140">Lavet af: Andreas og Stine</text:p>
      <text:p text:style-name="P141">Observant:<text:s/>Jimmi</text:p>
      <text:p text:style-name="P142"/>
      <text:p text:style-name="P143">4/12 – Torsdag: Programbeskrivelse og exceptionhandling i programmering, systemudviklings afsnit videre skrives.<text:s/></text:p>
      <text:p text:style-name="P144">Lavet af: Andreas, Stine og Jimmi</text:p>
      <text:p text:style-name="P145">Observant:</text:p>
      <text:p text:style-name="P146"/>
      <text:p text:style-name="P147">5/12 – Fredag:<text:s/>Programmeringsrapport.</text:p>
      <text:p text:style-name="P148">Lavet af:<text:s/>Andreas</text:p>
      <text:p text:style-name="P149">Observant:<text:s/>Jimmi</text:p>
      <text:p text:style-name="P150"/>
      <text:p text:style-name="P151">6/12 – Lørdag:<text:s/></text:p>
      <text:p text:style-name="P152">Lavet af:</text:p>
      <text:p text:style-name="P153">Observant:</text:p>
      <text:p text:style-name="P154"/>
      <text:p text:style-name="P155">7/12 – Søndag:<text:s/></text:p>
      <text:p text:style-name="P156">Lavet af:</text:p>
      <text:soft-page-break/>
      <text:p text:style-name="Standard"><text:span text:style-name="T157">Observant:</text:span></text:p>
      <text:p text:style-name="P158"/>
      <text:p text:style-name="P159">8/12 – Mandag: Aflevering af semester projekt</text:p>
      <text:p text:style-name="P160">Lavet af:</text:p>
      <text:p text:style-name="P161">Observant:</text:p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idehoved" style:display-name="Sidehove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hovedTegn" style:display-name="Sidehoved Tegn" style:family="text" style:parent-style-name="Standardskrifttypeiafsnit">
      <style:text-properties style:font-size-complex="10.5pt"/>
    </style:style>
    <style:style style:name="Sidefod" style:display-name="Sidefo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fodTegn" style:display-name="Sidefod Tegn" style:family="text" style:parent-style-name="Standardskrifttypeiafsni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paragraph-properties fo:text-align="center"/>
      <style:text-properties fo:language="da" fo:country="DK"/>
    </style:style>
    <style:style style:name="P3" style:parent-style-name="Standard" style:family="paragraph">
      <style:paragraph-properties fo:text-align="center"/>
      <style:text-properties fo:language="da" fo:country="DK"/>
    </style:style>
    <style:style style:name="P4" style:parent-style-name="Sidefo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lanlægning af 1. semester opgave:</text:p>
        <text:p text:style-name="P3">Grp. Andreas, Jimmi &amp; Stine</text:p>
      </style:header>
      <style:footer>
        <text:p text:style-name="P4"><text:page-number text:fixed="false">3</text:page-number></text:p>
        <text:p text:style-name="Sidefo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Stine Knarkegaard Andersen</meta:initial-creator>
    <dc:creator>hesc</dc:creator>
    <meta:creation-date>2014-11-06T13:03:00Z</meta:creation-date>
    <dc:date>2014-12-04T12:14:00Z</dc:date>
    <meta:template xlink:href="Normal" xlink:type="simple"/>
    <meta:editing-cycles>18</meta:editing-cycles>
    <meta:editing-duration>PT33240S</meta:editing-duration>
    <meta:document-statistic meta:page-count="4" meta:paragraph-count="8" meta:word-count="582" meta:character-count="4126" meta:row-count="29" meta:non-whitespace-character-count="3552"/>
  </office:meta>
</office:document-meta>
</file>